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versal Horizon Address (UHA): Complete Specification</text:h>
      <text:h text:style-name="Heading_20_2" text:outline-level="2">1) Purpose &amp; Object</text:h>
      <text:p text:style-name="Text_20_body">A UHA encodes a point in the observable universe in a way that is (i) frame-agnostic, (ii) reproducible under any ΛCDM prior, (iii) self-decoding without natural language, and (iv) optionally extensible to a deterministic local set of directions. The <text:span text:style-name="Strong_20_Emphasis">address</text:span> is both a <text:span text:style-name="Emphasis">physical anchor</text:span> and a <text:span text:style-name="Emphasis">portable record</text:span>.</text:p>
      <text:p text:style-name="Horizontal_20_Line"/>
      <text:h text:style-name="Heading_20_2" text:outline-level="2">2) Cosmological Framework</text:h>
      <text:p text:style-name="Text_20_body">Let a∈(0,1] denote the scale factor and H(a) the Hubble rate under a flat ΛCDM prior:</text:p>
      <text:p text:style-name="Text_20_body">H(a)=H0​Ωr​a−4+Ωm​a−3+ΩΛ​​. </text:p>
      <text:p text:style-name="Text_20_body"><text:span text:style-name="Strong_20_Emphasis">Cosmic time since the Big Bang</text:span> (anchor):</text:p>
      <text:p text:style-name="Text_20_body">T(a)=∫0a​a′H(a′)da′​. </text:p>
      <text:p text:style-name="Text_20_body"><text:span text:style-name="Strong_20_Emphasis">Comoving particle horizon radius</text:span> at a:</text:p>
      <text:p text:style-name="P1">RH​(a)=c∫0a​a′2H(a′)da′​. </text:p>
      <text:p text:style-name="Horizontal_20_Line"/>
      <text:h text:style-name="Heading_20_2" text:outline-level="2">3) Normalized Spatial Coordinates &amp; 3D→1D Code</text:h>
      <text:p text:style-name="Text_20_body">Map spherical coordinates (r,θ,ϕ) into [0,1)3:</text:p>
      <text:p text:style-name="Text_20_body">s1​=RH​(a)r​,s2​=21−cosθ​,s3​=2πϕ​. </text:p>
      <text:p text:style-name="Text_20_body">Discretize each si​ to N bits and interleave via a space-filling curve. With Morton (Z-order):</text:p>
      <text:list text:style-name="L1">
        <text:list-item>
          <text:p text:style-name="P2">Integer index I∈{0,…,23N−1}.</text:p>
        </text:list-item>
        <text:list-item>
          <text:p text:style-name="P2">Canonical fraction</text:p>
        </text:list-item>
      </text:list>
      <text:p text:style-name="Text_20_body">ξ=23NI+21​​∈(0,1). </text:p>
      <text:p text:style-name="Text_20_body">Define a <text:span text:style-name="Emphasis">time-like offset</text:span> tied to the horizon scale:</text:p>
      <text:p text:style-name="Text_20_body">Δt=cRH​(a)​ξ. </text:p>
      <text:p text:style-name="Quotations"><text:span text:style-name="Strong_20_Emphasis">Cosmology-invariance recommendation</text:span>: treat (a,ξ) as <text:span text:style-name="Emphasis">canonical</text:span>; compute Δt at decode time under any chosen cosmology. Store a cosmology fingerprint (CosmoID) to reproduce the original numerics exactly.</text:p>
      <text:p text:style-name="Horizontal_20_Line"/>
      <text:h text:style-name="Heading_20_2" text:outline-level="2"><text:soft-page-break/>4) The Address Tuple</text:h>
      <text:p text:style-name="Text_20_body">A <text:span text:style-name="Strong_20_Emphasis">complete UHA</text:span> minimally encodes</text:p>
      <text:p text:style-name="Text_20_body">A=(a,ξ,u^,CosmoID;anchors)​ </text:p>
      <text:p text:style-name="Text_20_body">where:</text:p>
      <text:list text:style-name="L2">
        <text:list-item>
          <text:p text:style-name="P3">a (dimensionless), ξ (dimensionless) are canonical.</text:p>
        </text:list-item>
        <text:list-item>
          <text:p text:style-name="P3">u^∈R3 is a unit direction vector (primary sightline).</text:p>
        </text:list-item>
        <text:list-item>
          <text:p text:style-name="P3"><text:span text:style-name="Strong_20_Emphasis">CosmoID</text:span> fingerprints the encode-time prior (e.g., H0​,Ωm​,Ωr​,ΩΛ​ as rationals + a short hash).</text:p>
        </text:list-item>
        <text:list-item>
          <text:p text:style-name="P3"><text:span text:style-name="Strong_20_Emphasis">Anchors</text:span> provide universal unit calibration: speed of light c and the 21 cm neutral-hydrogen hyperfine frequency f21​ (see §6).</text:p>
        </text:list-item>
      </text:list>
      <text:p text:style-name="Text_20_body"><text:span text:style-name="Strong_20_Emphasis">Decoding (any ΛCDM prior)</text:span>:</text:p>
      <text:list text:style-name="L3">
        <text:list-item>
          <text:p text:style-name="P4">From anchors, set time and length units (no Earth conventions needed).</text:p>
        </text:list-item>
        <text:list-item>
          <text:p text:style-name="P4">Evaluate RH​(a) for the chosen prior (or re-use stored CosmoID).</text:p>
        </text:list-item>
        <text:list-item>
          <text:p text:style-name="P4">Recover r=ξRH​(a). Combine with u^ to get the comoving position x=ru^.</text:p>
        </text:list-item>
      </text:list>
      <text:p text:style-name="Horizontal_20_Line"/>
      <text:h text:style-name="Heading_20_2" text:outline-level="2">5) Multi-Vector Extension (UHA-MV)</text:h>
      <text:p text:style-name="Text_20_body">Embed a deterministic <text:span text:style-name="Strong_20_Emphasis">Directional Expansion</text:span> so one record yields a fixed local neighborhood of directions.</text:p>
      <text:list text:style-name="L4">
        <text:list-item>
          <text:p text:style-name="P5">Construct an orthonormal basis {u^,e^1​,e^2​} at the primary ray via a fixed Gram–Schmidt seed (fully specified; no language).</text:p>
        </text:list-item>
        <text:list-item>
          <text:p text:style-name="P5">Define an <text:span text:style-name="Strong_20_Emphasis">expansion operator</text:span> (example: 16-ray “star”):</text:p>
        </text:list-item>
      </text:list>
      <text:p text:style-name="Text_20_body">D(u^;Δθ,Δϕ,M)={u^0​=u^}∪{Re^1​​(±Δθ)u^,Re^2​​(±Δθ)u^,Re^1​±e^2​​(Δϕ)u^,…}M−1​, </text:p>
      <text:p text:style-name="Text_20_body">with a fixed rotation order to guarantee reproducibility.<text:line-break/>3. Store <text:span text:style-name="Strong_20_Emphasis">DirExpand = (AlgoID, Δθ, Δϕ, M)</text:span>. Any decoder reconstructs the same companion rays.</text:p>
      <text:p text:style-name="Text_20_body">This yields a compact <text:span text:style-name="Strong_20_Emphasis">local field-of-view fingerprint</text:span> from one canonical address.</text:p>
      <text:p text:style-name="Horizontal_20_Line"/>
      <text:h text:style-name="Heading_20_2" text:outline-level="2">6) Unit Calibration via Physics (Language-Free)</text:h>
      <text:p text:style-name="Text_20_body">To be self-decoding, the record embeds physical constants as <text:span text:style-name="Emphasis">numbers with unit tags</text:span>:</text:p>
      <text:list text:style-name="L5">
        <text:list-item>
          <text:p text:style-name="P6"><text:span text:style-name="Strong_20_Emphasis">Speed of light</text:span> c with SI exponents [0,1,−1,0,0,0,0] (m·s−1).</text:p>
        </text:list-item>
        <text:list-item>
          <text:p text:style-name="P6"><text:span text:style-name="Strong_20_Emphasis">Hydrogen 21 cm frequency</text:span> f21​≈1.42040575177×109 s−1 with tag [0,0,−1,0,0,0,0].</text:p>
        </text:list-item>
      </text:list>
      <text:p text:style-name="Text_20_body">From these:</text:p>
      <text:p text:style-name="Text_20_body"><text:soft-page-break/> unit unittime unit=f21−1​,length unit=c/f21​. </text:p>
      <text:p text:style-name="Text_20_body">All T(a),Δt are interpretable in f21−1​; all RH​(a),r in c/f21​. No Earth-specific meter/second needed.</text:p>
      <text:p text:style-name="Text_20_body">Optionally include <text:span text:style-name="Strong_20_Emphasis">CMB dipole</text:span> d^ and a secondary cosmic axis q^​ to define a universal triad for expressing u^ (helps cross-observer alignment).</text:p>
      <text:p text:style-name="Horizontal_20_Line"/>
      <text:h text:style-name="Heading_20_2" text:outline-level="2">7) Self-Decoding Binary Record</text:h>
      <text:h text:style-name="Heading_20_3" text:outline-level="3">7.1 Framing &amp; Integrity</text:h>
      <text:list text:style-name="L6">
        <text:list-item>
          <text:p text:style-name="P7"><text:span text:style-name="Strong_20_Emphasis">Sync</text:span> (e.g., 0xAA55AA55), <text:span text:style-name="Strong_20_Emphasis">32-bit length</text:span>.</text:p>
        </text:list-item>
        <text:list-item>
          <text:p text:style-name="P7">Sequence of <text:span text:style-name="Strong_20_Emphasis">TLVs</text:span> (Type–Length–Value), each followed by <text:span text:style-name="Strong_20_Emphasis">CRC-16</text:span> over its Value.</text:p>
        </text:list-item>
        <text:list-item>
          <text:p text:style-name="P7">Final <text:span text:style-name="Strong_20_Emphasis">CRC-32</text:span> over all TLVs. A naive parser can segment and verify without any dictionary.</text:p>
        </text:list-item>
      </text:list>
      <text:h text:style-name="Heading_20_3" text:outline-level="3">7.2 Numbers &amp; Units</text:h>
      <text:list text:style-name="L7">
        <text:list-item>
          <text:p text:style-name="P8"><text:span text:style-name="Strong_20_Emphasis">Rationals</text:span> (numerator/denominator as signed integers) to avoid IEEE assumptions.</text:p>
        </text:list-item>
        <text:list-item>
          <text:p text:style-name="P8"><text:span text:style-name="Strong_20_Emphasis">Unit tags</text:span>: 7 signed 5–8-bit exponents for [kg,m,s,A,K,mol,cd]. This makes dimensionality machine-discoverable.</text:p>
        </text:list-item>
      </text:list>
      <text:h text:style-name="Heading_20_3" text:outline-level="3">7.3 Canonical TLVs (minimal set)</text:h>
      <text:list text:style-name="L8">
        <text:list-item>
          <text:p text:style-name="P9">T=1: Version.</text:p>
        </text:list-item>
        <text:list-item>
          <text:p text:style-name="P9">T=10: c (units + rational).</text:p>
        </text:list-item>
        <text:list-item>
          <text:p text:style-name="P9">T=11: f21​ (units + rational).</text:p>
        </text:list-item>
        <text:list-item>
          <text:p text:style-name="P9">T=20: a (dimensionless rational).</text:p>
        </text:list-item>
        <text:list-item>
          <text:p text:style-name="P9">T=21: ξ (dimensionless rational).</text:p>
        </text:list-item>
        <text:list-item>
          <text:p text:style-name="P9">T=30: u^ as 3 rationals (dimensionless), normalized.</text:p>
        </text:list-item>
        <text:list-item>
          <text:p text:style-name="P9">T=40: <text:span text:style-name="Strong_20_Emphasis">CosmoID</text:span> (either parameters as rationals or a 128-bit hash over a canonicalized block).</text:p>
        </text:list-item>
        <text:list-item>
          <text:p text:style-name="P9">T=50: <text:span text:style-name="Strong_20_Emphasis">DirExpand</text:span> (AlgoID, Δθ, Δϕ, M) [optional for UHA-MV].</text:p>
        </text:list-item>
      </text:list>
      <text:p text:style-name="Quotations"><text:span text:style-name="Strong_20_Emphasis">Best practice</text:span>: treat (a,ξ) as canonical; Δt is <text:span text:style-name="Emphasis">derived at decode time</text:span>. If included, mark it “derived under CosmoID”.</text:p>
      <text:p text:style-name="Horizontal_20_Line"/>
      <text:h text:style-name="Heading_20_2" text:outline-level="2">8) Mathematical &amp; Practical Properties</text:h>
      <text:list text:style-name="L9">
        <text:list-item>
          <text:p text:style-name="P10"><text:span text:style-name="Strong_20_Emphasis">Invariance</text:span>: (a,ξ) is cosmology-portable; only RH​(a) changes with priors. Storing CosmoID ensures <text:span text:style-name="Strong_20_Emphasis">bit-exact reproducibility</text:span>.</text:p>
        </text:list-item>
        <text:list-item>
          <text:p text:style-name="P10"><text:soft-page-break/><text:span text:style-name="Strong_20_Emphasis">Precision &amp; error</text:span>: With N bits per axis (Morton), quantization error follows half-cell bounds; locality recall is Morton-class (can substitute Hilbert if higher spatial locality is needed).</text:p>
        </text:list-item>
        <text:list-item>
          <text:p text:style-name="P10"><text:span text:style-name="Strong_20_Emphasis">Integrity</text:span>: Record-level CRC-32 plus per-field CRC-16 detects corruption without external systems.</text:p>
        </text:list-item>
        <text:list-item>
          <text:p text:style-name="P10"><text:span text:style-name="Strong_20_Emphasis">Extensibility</text:span>: Additional TLVs (e.g., precomputed RH​(a), encode epoch, provenance hash) are naturally forward-compatible.</text:p>
        </text:list-item>
      </text:list>
      <text:p text:style-name="Horizontal_20_Line"/>
      <text:h text:style-name="Heading_20_2" text:outline-level="2">9) Minimal Decode Algorithm (Receiver-Agnostic)</text:h>
      <text:list text:style-name="L10">
        <text:list-item>
          <text:p text:style-name="P11"><text:span text:style-name="Strong_20_Emphasis">Frame &amp; verify</text:span> (sync, length, per-TLV CRC-16, footer CRC-32).</text:p>
        </text:list-item>
        <text:list-item>
          <text:p text:style-name="P11"><text:span text:style-name="Strong_20_Emphasis">Parse constants</text:span> c,f21​ → set time/length units.</text:p>
        </text:list-item>
        <text:list-item>
          <text:p text:style-name="P11"><text:span text:style-name="Strong_20_Emphasis">Read</text:span> a,ξ,u^ (and optional CosmoID, DirExpand).</text:p>
        </text:list-item>
        <text:list-item>
          <text:p text:style-name="P11"><text:span text:style-name="Strong_20_Emphasis">Choose cosmology</text:span>: either apply CosmoID or receiver’s prior to compute RH​(a).</text:p>
        </text:list-item>
        <text:list-item>
          <text:p text:style-name="P11"><text:span text:style-name="Strong_20_Emphasis">Recover position</text:span>: r=ξRH​(a), x=ru^.</text:p>
        </text:list-item>
        <text:list-item>
          <text:p text:style-name="P11"><text:span text:style-name="Strong_20_Emphasis">If UHA-MV</text:span>: materialize D to obtain M companion directions.</text:p>
        </text:list-item>
      </text:list>
      <text:p text:style-name="Horizontal_20_Line"/>
      <text:h text:style-name="Heading_20_2" text:outline-level="2">10) One-Paragraph Abstract (for papers)</text:h>
      <text:p text:style-name="Text_20_body"><text:span text:style-name="Emphasis">We introduce the Universal Horizon Address (UHA), a self-decoding, cosmology-portable coordinate for the observable universe. UHA encodes a scale factor a and a horizon-normalized 1D index ξ (from a 3D space-filling code), together with a unit direction u^. Physical constants c and the 21 cm hydrogen frequency f21​ are embedded with unit tags, enabling receivers with no linguistic priors to calibrate time and length directly from physics. A cosmology fingerprint (CosmoID) provides bit-exact reproducibility of RH​(a), while leaving (a,ξ) canonical across priors. An optional multi-vector extension (UHA-MV) specifies a deterministic directional expansion so one record yields a reproducible local set of sightlines. The binary format uses TLVs with per-field CRC-16 and a footer CRC-32 for robust, dictionary-free parsing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6:31:42.472029586</meta:creation-date>
    <dc:date>2025-09-26T18:46:19.813682085</dc:date>
    <meta:editing-duration>PT2H4M27S</meta:editing-duration>
    <meta:editing-cycles>1</meta:editing-cycles>
    <meta:document-statistic meta:table-count="0" meta:image-count="0" meta:object-count="0" meta:page-count="4" meta:paragraph-count="79" meta:word-count="670" meta:character-count="5848" meta:non-whitespace-character-count="3854"/>
    <meta:generator>LibreOffice/25.8.1.1$Linux_X86_64 LibreOffice_project/54047653041915e595ad4e45cccea684809c77b5</meta:generator>
  </office:meta>
</office:document-meta>
</file>